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2.8772in"/>
    </style:style>
    <style:style style:name="co4" style:family="table-column">
      <style:table-column-properties fo:break-before="auto" style:column-width="2.931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Babel License and 3rd party packag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Table 1. Licenses in Use or Preferred</text:p>
          </table:table-cell>
          <table:covered-table-cell table:number-columns-repeated="3"/>
        </table:table-row>
        <table:table-row table:style-name="ro1">
          <table:table-cell table:style-name="ce1" office:value-type="string">
            <text:p>Institution</text:p>
          </table:table-cell>
          <table:table-cell table:style-name="ce1" office:value-type="string">
            <text:p>Product(s)</text:p>
          </table:table-cell>
          <table:table-cell table:style-name="ce1" office:value-type="string">
            <text:p>License(s)</text:p>
          </table:table-cell>
          <table:table-cell table:style-name="ce1" office:value-type="string">
            <text:p>Official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GNU Lesser General Public License v2.1</text:p>
          </table:table-cell>
          <table:table-cell office:value-type="string">
            <text:p>YES UCRL-CODE-2002-054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Quorum</text:p>
          </table:table-cell>
          <table:table-cell office:value-type="string">
            <text:p>GNU Lesser General Public License v2.1</text:p>
          </table:table-cell>
          <table:table-cell office:value-type="string">
            <text:p>YES UCRL-CODE-2002-051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Alexandria</text:p>
          </table:table-cell>
          <table:table-cell office:value-type="string">
            <text:p>Unspecified Open Source</text:p>
          </table:table-cell>
          <table:table-cell office:value-type="string">
            <text:p>YES UCRL-CODE-2000-047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Gantlet</text:p>
          </table:table-cell>
          <table:table-cell office:value-type="string">
            <text:p>GNU Lesser General Public License v2.1</text:p>
          </table:table-cell>
          <table:table-cell office:value-type="string">
            <text:p>YES UCRL-CODE-2002-0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4" table:number-rows-spanned="1">
            <text:p>Table 2. Licenses of third-party software distributed with products</text:p>
          </table:table-cell>
          <table:covered-table-cell table:number-columns-repeated="3"/>
        </table:table-row>
        <table:table-row table:style-name="ro2">
          <table:table-cell table:style-name="ce1" office:value-type="string">
            <text:p>Institution</text:p>
          </table:table-cell>
          <table:table-cell table:style-name="ce1" office:value-type="string">
            <text:p>Product(s)</text:p>
          </table:table-cell>
          <table:table-cell table:style-name="ce1" office:value-type="string">
            <text:p>3<text:span text:style-name="T1">rd</text:span> party packages</text:p>
          </table:table-cell>
          <table:table-cell table:style-name="ce1" office:value-type="string">
            <text:p>Licenses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java-getopt</text:p>
          </table:table-cell>
          <table:table-cell office:value-type="string">
            <text:p>GNU Library General Public License v2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Xalan</text:p>
          </table:table-cell>
          <table:table-cell office:value-type="string">
            <text:p>Apache License v2.0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Xerces-2.6.2</text:p>
          </table:table-cell>
          <table:table-cell office:value-type="string">
            <text:p>Apache Software License v1.1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DOM XML API (xml-apis.jar)</text:p>
          </table:table-cell>
          <table:table-cell office:value-type="string">
            <text:p>BSD-like license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SAX XML API (xml-apis.jar)</text:p>
          </table:table-cell>
          <table:table-cell office:value-type="string">
            <text:p>public domain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Various autoconf macros (.m4)</text:p>
          </table:table-cell>
          <table:table-cell office:value-type="string">
            <text:p>BSD-like license/unspecified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libtool.m4</text:p>
          </table:table-cell>
          <table:table-cell office:value-type="string">
            <text:p>GNU Public License version 2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ltdl.m4</text:p>
          </table:table-cell>
          <table:table-cell office:value-type="string">
            <text:p>BSD-like license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ltdl.{h,c}</text:p>
          </table:table-cell>
          <table:table-cell office:value-type="string">
            <text:p>GNU Lesser General Public License v2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hashtable.{h,c} by Christopher Clark</text:p>
          </table:table-cell>
          <table:table-cell office:value-type="string">
            <text:p>BSD-like license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Generated Makefile.in content (automake)</text:p>
          </table:table-cell>
          <table:table-cell office:value-type="string">
            <text:p>BSD-like license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Code generated by javacc 4.0</text:p>
          </table:table-cell>
          <table:table-cell office:value-type="string">
            <text:p>No claim of ownership over generated code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Code generated by jjtree 4.0</text:p>
          </table:table-cell>
          <table:table-cell office:value-type="string">
            <text:p>No claim of ownership over generated code</text:p>
          </table:table-cell>
        </table:table-row>
        <table:table-row table:style-name="ro3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libparsifal</text:p>
          </table:table-cell>
          <table:table-cell office:value-type="string">
            <text:p>public domain</text:p>
          </table:table-cell>
        </table:table-row>
        <table:table-row table:style-name="ro1">
          <table:table-cell office:value-type="string">
            <text:p>LLNL</text:p>
          </table:table-cell>
          <table:table-cell office:value-type="string">
            <text:p>Babel</text:p>
          </table:table-cell>
          <table:table-cell office:value-type="string">
            <text:p>BRAID</text:p>
          </table:table-cell>
          <table:table-cell office:value-type="string">
            <text:p>BSD-like licens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09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Tom Epperly</meta:initial-creator>
    <meta:creation-date>2006-09-27T09:14:02</meta:creation-date>
    <dc:creator>Tom Epperly</dc:creator>
    <dc:date>2011-11-02T09:36:15</dc:date>
    <meta:printed-by>Tom Epperly</meta:printed-by>
    <meta:print-date>2006-09-27T09:51:09</meta:print-date>
    <dc:language>en-US</dc:language>
    <meta:editing-cycles>10</meta:editing-cycles>
    <meta:editing-duration>PT01H57M37S</meta:editing-duration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